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4.5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0127">
      <style:table-cell-properties style:rotation-align="none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5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4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09-02" calcext:value-type="date">
            <text:p>9/2/20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The Cointelegraph</text:p>
          </table:table-cell>
          <table:table-cell table:style-name="ce4" office:value-type="date" office:date-value="2016-09-24" calcext:value-type="date">
            <text:p>9/24/20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0-04" calcext:value-type="date">
            <text:p>10/4/20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table:style-name="ce4" office:value-type="date" office:date-value="2016-10-04" calcext:value-type="date">
            <text:p>10/4/20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0-09" calcext:value-type="date">
            <text:p>10/9/20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CoinsNews</text:p>
          </table:table-cell>
          <table:table-cell table:style-name="ce4" office:value-type="date" office:date-value="2016-10-15" calcext:value-type="date">
            <text:p>10/15/20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table:style-name="ce4" office:value-type="date" office:date-value="2016-10-25" calcext:value-type="date">
            <text:p>10/25/20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table:style-name="ce4" office:value-type="date" office:date-value="2016-10-25" calcext:value-type="date">
            <text:p>10/25/20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table:style-name="ce4" office:value-type="date" office:date-value="2016-10-26" calcext:value-type="date">
            <text:p>10/26/20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table:style-name="ce4" office:value-type="date" office:date-value="2016-11-02" calcext:value-type="date">
            <text:p>11/2/20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table:style-name="ce4" office:value-type="date" office:date-value="2016-11-12" calcext:value-type="date">
            <text:p>11/12/20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1-15" calcext:value-type="date">
            <text:p>11/15/20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table:style-name="ce4" office:value-type="date" office:date-value="2016-11-23" calcext:value-type="date">
            <text:p>11/23/20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2-06" calcext:value-type="date">
            <text:p>12/6/20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62:Sheet1.G2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3:50:33.725290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2T13:52:42.683374029</dc:date>
    <meta:generator>LibreOffice/5.0.5.2$Linux_X86_64 LibreOffice_project/00m0$Build-2</meta:generator>
    <meta:editing-duration>PT27M44S</meta:editing-duration>
    <meta:editing-cycles>77</meta:editing-cycles>
    <meta:document-statistic meta:table-count="1" meta:cell-count="1445" meta:object-count="0"/>
  </office:meta>
</office:document-meta>
</file>